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17.01pt"/>
    </style:style>
    <style:style style:name="co4" style:family="table-column">
      <style:table-column-properties fo:break-before="auto" style:column-width="144.74pt"/>
    </style:style>
    <style:style style:name="co5" style:family="table-column">
      <style:table-column-properties fo:break-before="auto" style:column-width="194.26pt"/>
    </style:style>
    <style:style style:name="co6" style:family="table-column">
      <style:table-column-properties fo:break-before="auto" style:column-width="154.49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2. deviation (x-xbar)</text:p>
          </table:table-cell>
          <table:table-cell table:style-name="ce1" office:value-type="string" calcext:value-type="string">
            <text:p>3. squared deviation (x-xbar)^2</text:p>
          </table:table-cell>
          <table:table-cell/>
          <table:table-cell table:style-name="ce3" table:formula="of:=AVERAGE([.A2:.A101])" office:value-type="float" office:value="50586.3633" calcext:value-type="float">
            <text:p>50586.3633</text:p>
          </table:table-cell>
          <table:table-cell table:style-name="ce3" table:formula="of:=AVERAGE([.C2:.C101])" office:value-type="float" office:value="113570640.17942" calcext:value-type="float">
            <text:p>113570640.17942</text:p>
          </table:table-cell>
          <table:table-cell table:style-name="ce4" table:formula="of:=SQRT([.F1])" office:value-type="float" office:value="10656.9526685362" calcext:value-type="float">
            <text:p>10656.9526685362</text:p>
          </table:table-cell>
          <table:table-cell table:number-columns-repeated="1017"/>
        </table:table-row>
        <table:table-row table:style-name="ro2">
          <table:table-cell table:style-name="ce2" office:value-type="float" office:value="59147.29" calcext:value-type="float">
            <text:p>59147.29</text:p>
          </table:table-cell>
          <table:table-cell table:style-name="ce2" table:formula="of:=[.A2]-[.$E$1]" office:value-type="float" office:value="8560.92669999999" calcext:value-type="float">
            <text:p>8560.92669999999</text:p>
          </table:table-cell>
          <table:table-cell table:style-name="ce2" table:formula="of:=[.B2]^2" office:value-type="float" office:value="73289465.9627727" calcext:value-type="float">
            <text:p>73289465.962772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1379.14" calcext:value-type="float">
            <text:p>61379.14</text:p>
          </table:table-cell>
          <table:table-cell table:style-name="ce2" table:formula="of:=[.A3]-[.$E$1]" office:value-type="float" office:value="10792.7767" calcext:value-type="float">
            <text:p>10792.7767</text:p>
          </table:table-cell>
          <table:table-cell table:style-name="ce2" table:formula="of:=[.B3]^2" office:value-type="float" office:value="116484028.896063" calcext:value-type="float">
            <text:p>116484028.89606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5683.19" calcext:value-type="float">
            <text:p>55683.19</text:p>
          </table:table-cell>
          <table:table-cell table:style-name="ce2" table:formula="of:=[.A4]-[.$E$1]" office:value-type="float" office:value="5096.82669999999" calcext:value-type="float">
            <text:p>5096.82669999999</text:p>
          </table:table-cell>
          <table:table-cell table:style-name="ce2" table:formula="of:=[.B4]^2" office:value-type="float" office:value="25977642.4098328" calcext:value-type="float">
            <text:p>25977642.409832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6272.76" calcext:value-type="float">
            <text:p>56272.76</text:p>
          </table:table-cell>
          <table:table-cell table:style-name="ce2" table:formula="of:=[.A5]-[.$E$1]" office:value-type="float" office:value="5686.39669999999" calcext:value-type="float">
            <text:p>5686.39669999999</text:p>
          </table:table-cell>
          <table:table-cell table:style-name="ce2" table:formula="of:=[.B5]^2" office:value-type="float" office:value="32335107.4297708" calcext:value-type="float">
            <text:p>32335107.429770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2055.88" calcext:value-type="float">
            <text:p>52055.88</text:p>
          </table:table-cell>
          <table:table-cell table:style-name="ce2" table:formula="of:=[.A6]-[.$E$1]" office:value-type="float" office:value="1469.51669999999" calcext:value-type="float">
            <text:p>1469.51669999999</text:p>
          </table:table-cell>
          <table:table-cell table:style-name="ce2" table:formula="of:=[.B6]^2" office:value-type="float" office:value="2159479.33157885" calcext:value-type="float">
            <text:p>2159479.3315788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7696.74" calcext:value-type="float">
            <text:p>47696.74</text:p>
          </table:table-cell>
          <table:table-cell table:style-name="ce2" table:formula="of:=[.A7]-[.$E$1]" office:value-type="float" office:value="-2889.62330000001" calcext:value-type="float">
            <text:p>-2889.62330000001</text:p>
          </table:table-cell>
          <table:table-cell table:style-name="ce2" table:formula="of:=[.B7]^2" office:value-type="float" office:value="8349922.81590297" calcext:value-type="float">
            <text:p>8349922.8159029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0577.53" calcext:value-type="float">
            <text:p>60577.53</text:p>
          </table:table-cell>
          <table:table-cell table:style-name="ce2" table:formula="of:=[.A8]-[.$E$1]" office:value-type="float" office:value="9991.16669999999" calcext:value-type="float">
            <text:p>9991.16669999999</text:p>
          </table:table-cell>
          <table:table-cell table:style-name="ce2" table:formula="of:=[.B8]^2" office:value-type="float" office:value="99823412.0271886" calcext:value-type="float">
            <text:p>99823412.0271886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9793.44" calcext:value-type="float">
            <text:p>49793.44</text:p>
          </table:table-cell>
          <table:table-cell table:style-name="ce2" table:formula="of:=[.A9]-[.$E$1]" office:value-type="float" office:value="-792.92330000001" calcext:value-type="float">
            <text:p>-792.92330000001</text:p>
          </table:table-cell>
          <table:table-cell table:style-name="ce2" table:formula="of:=[.B9]^2" office:value-type="float" office:value="628727.359682905" calcext:value-type="float">
            <text:p>628727.35968290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5562.29" calcext:value-type="float">
            <text:p>35562.29</text:p>
          </table:table-cell>
          <table:table-cell table:style-name="ce2" table:formula="of:=[.A10]-[.$E$1]" office:value-type="float" office:value="-15024.0733" calcext:value-type="float">
            <text:p>-15024.0733</text:p>
          </table:table-cell>
          <table:table-cell table:style-name="ce2" table:formula="of:=[.B10]^2" office:value-type="float" office:value="225722778.523773" calcext:value-type="float">
            <text:p>225722778.52377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8586.76" calcext:value-type="float">
            <text:p>58586.76</text:p>
          </table:table-cell>
          <table:table-cell table:style-name="ce2" table:formula="of:=[.A11]-[.$E$1]" office:value-type="float" office:value="8000.39669999999" calcext:value-type="float">
            <text:p>8000.39669999999</text:p>
          </table:table-cell>
          <table:table-cell table:style-name="ce2" table:formula="of:=[.B11]^2" office:value-type="float" office:value="64006347.3573707" calcext:value-type="float">
            <text:p>64006347.357370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7091.37" calcext:value-type="float">
            <text:p>47091.37</text:p>
          </table:table-cell>
          <table:table-cell table:style-name="ce2" table:formula="of:=[.A12]-[.$E$1]" office:value-type="float" office:value="-3494.99330000001" calcext:value-type="float">
            <text:p>-3494.99330000001</text:p>
          </table:table-cell>
          <table:table-cell table:style-name="ce2" table:formula="of:=[.B12]^2" office:value-type="float" office:value="12214978.167045" calcext:value-type="float">
            <text:p>12214978.16704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6906.96" calcext:value-type="float">
            <text:p>36906.96</text:p>
          </table:table-cell>
          <table:table-cell table:style-name="ce2" table:formula="of:=[.A13]-[.$E$1]" office:value-type="float" office:value="-13679.4033" calcext:value-type="float">
            <text:p>-13679.4033</text:p>
          </table:table-cell>
          <table:table-cell table:style-name="ce2" table:formula="of:=[.B13]^2" office:value-type="float" office:value="187126074.644051" calcext:value-type="float">
            <text:p>187126074.64405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3479.66" calcext:value-type="float">
            <text:p>53479.66</text:p>
          </table:table-cell>
          <table:table-cell table:style-name="ce2" table:formula="of:=[.A14]-[.$E$1]" office:value-type="float" office:value="2893.29669999999" calcext:value-type="float">
            <text:p>2893.29669999999</text:p>
          </table:table-cell>
          <table:table-cell table:style-name="ce2" table:formula="of:=[.B14]^2" office:value-type="float" office:value="8371165.79423084" calcext:value-type="float">
            <text:p>8371165.7942308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7834.74" calcext:value-type="float">
            <text:p>67834.74</text:p>
          </table:table-cell>
          <table:table-cell table:style-name="ce2" table:formula="of:=[.A15]-[.$E$1]" office:value-type="float" office:value="17248.3767" calcext:value-type="float">
            <text:p>17248.3767</text:p>
          </table:table-cell>
          <table:table-cell table:style-name="ce2" table:formula="of:=[.B15]^2" office:value-type="float" office:value="297506498.785103" calcext:value-type="float">
            <text:p>297506498.78510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3018.8" calcext:value-type="float">
            <text:p>53018.8</text:p>
          </table:table-cell>
          <table:table-cell table:style-name="ce2" table:formula="of:=[.A16]-[.$E$1]" office:value-type="float" office:value="2432.43669999999" calcext:value-type="float">
            <text:p>2432.43669999999</text:p>
          </table:table-cell>
          <table:table-cell table:style-name="ce2" table:formula="of:=[.B16]^2" office:value-type="float" office:value="5916748.29950685" calcext:value-type="float">
            <text:p>5916748.2995068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0375.11" calcext:value-type="float">
            <text:p>60375.11</text:p>
          </table:table-cell>
          <table:table-cell table:style-name="ce2" table:formula="of:=[.A17]-[.$E$1]" office:value-type="float" office:value="9788.74669999999" calcext:value-type="float">
            <text:p>9788.74669999999</text:p>
          </table:table-cell>
          <table:table-cell table:style-name="ce2" table:formula="of:=[.B17]^2" office:value-type="float" office:value="95819561.9567607" calcext:value-type="float">
            <text:p>95819561.956760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6566.91" calcext:value-type="float">
            <text:p>36566.91</text:p>
          </table:table-cell>
          <table:table-cell table:style-name="ce2" table:formula="of:=[.A18]-[.$E$1]" office:value-type="float" office:value="-14019.4533" calcext:value-type="float">
            <text:p>-14019.4533</text:p>
          </table:table-cell>
          <table:table-cell table:style-name="ce2" table:formula="of:=[.B18]^2" office:value-type="float" office:value="196545070.830881" calcext:value-type="float">
            <text:p>196545070.83088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2905.58" calcext:value-type="float">
            <text:p>52905.58</text:p>
          </table:table-cell>
          <table:table-cell table:style-name="ce2" table:formula="of:=[.A19]-[.$E$1]" office:value-type="float" office:value="2319.21669999999" calcext:value-type="float">
            <text:p>2319.21669999999</text:p>
          </table:table-cell>
          <table:table-cell table:style-name="ce2" table:formula="of:=[.B19]^2" office:value-type="float" office:value="5378766.10155884" calcext:value-type="float">
            <text:p>5378766.1015588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1063.31" calcext:value-type="float">
            <text:p>51063.31</text:p>
          </table:table-cell>
          <table:table-cell table:style-name="ce2" table:formula="of:=[.A20]-[.$E$1]" office:value-type="float" office:value="476.946699999986" calcext:value-type="float">
            <text:p>476.946699999986</text:p>
          </table:table-cell>
          <table:table-cell table:style-name="ce2" table:formula="of:=[.B20]^2" office:value-type="float" office:value="227478.154640877" calcext:value-type="float">
            <text:p>227478.15464087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5431.26" calcext:value-type="float">
            <text:p>65431.26</text:p>
          </table:table-cell>
          <table:table-cell table:style-name="ce2" table:formula="of:=[.A21]-[.$E$1]" office:value-type="float" office:value="14844.8967" calcext:value-type="float">
            <text:p>14844.8967</text:p>
          </table:table-cell>
          <table:table-cell table:style-name="ce2" table:formula="of:=[.B21]^2" office:value-type="float" office:value="220370958.033671" calcext:value-type="float">
            <text:p>220370958.03367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7071.83" calcext:value-type="float">
            <text:p>57071.83</text:p>
          </table:table-cell>
          <table:table-cell table:style-name="ce2" table:formula="of:=[.A22]-[.$E$1]" office:value-type="float" office:value="6485.46669999999" calcext:value-type="float">
            <text:p>6485.46669999999</text:p>
          </table:table-cell>
          <table:table-cell table:style-name="ce2" table:formula="of:=[.B22]^2" office:value-type="float" office:value="42061278.3168088" calcext:value-type="float">
            <text:p>42061278.316808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0060.59" calcext:value-type="float">
            <text:p>30060.59</text:p>
          </table:table-cell>
          <table:table-cell table:style-name="ce2" table:formula="of:=[.A23]-[.$E$1]" office:value-type="float" office:value="-20525.7733" calcext:value-type="float">
            <text:p>-20525.7733</text:p>
          </table:table-cell>
          <table:table-cell table:style-name="ce2" table:formula="of:=[.B23]^2" office:value-type="float" office:value="421307369.562993" calcext:value-type="float">
            <text:p>421307369.56299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2619.62" calcext:value-type="float">
            <text:p>42619.62</text:p>
          </table:table-cell>
          <table:table-cell table:style-name="ce2" table:formula="of:=[.A24]-[.$E$1]" office:value-type="float" office:value="-7966.74330000001" calcext:value-type="float">
            <text:p>-7966.74330000001</text:p>
          </table:table-cell>
          <table:table-cell table:style-name="ce2" table:formula="of:=[.B24]^2" office:value-type="float" office:value="63468998.808095" calcext:value-type="float">
            <text:p>63468998.80809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2984.77" calcext:value-type="float">
            <text:p>52984.77</text:p>
          </table:table-cell>
          <table:table-cell table:style-name="ce2" table:formula="of:=[.A25]-[.$E$1]" office:value-type="float" office:value="2398.40669999999" calcext:value-type="float">
            <text:p>2398.40669999999</text:p>
          </table:table-cell>
          <table:table-cell table:style-name="ce2" table:formula="of:=[.B25]^2" office:value-type="float" office:value="5752354.69860482" calcext:value-type="float">
            <text:p>5752354.69860482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7871.28" calcext:value-type="float">
            <text:p>57871.28</text:p>
          </table:table-cell>
          <table:table-cell table:style-name="ce2" table:formula="of:=[.A26]-[.$E$1]" office:value-type="float" office:value="7284.91669999999" calcext:value-type="float">
            <text:p>7284.91669999999</text:p>
          </table:table-cell>
          <table:table-cell table:style-name="ce2" table:formula="of:=[.B26]^2" office:value-type="float" office:value="53070011.3259387" calcext:value-type="float">
            <text:p>53070011.325938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1274.37" calcext:value-type="float">
            <text:p>41274.37</text:p>
          </table:table-cell>
          <table:table-cell table:style-name="ce2" table:formula="of:=[.A27]-[.$E$1]" office:value-type="float" office:value="-9311.99330000001" calcext:value-type="float">
            <text:p>-9311.99330000001</text:p>
          </table:table-cell>
          <table:table-cell table:style-name="ce2" table:formula="of:=[.B27]^2" office:value-type="float" office:value="86713219.2192451" calcext:value-type="float">
            <text:p>86713219.219245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4497.78" calcext:value-type="float">
            <text:p>24497.78</text:p>
          </table:table-cell>
          <table:table-cell table:style-name="ce2" table:formula="of:=[.A28]-[.$E$1]" office:value-type="float" office:value="-26088.5833" calcext:value-type="float">
            <text:p>-26088.5833</text:p>
          </table:table-cell>
          <table:table-cell table:style-name="ce2" table:formula="of:=[.B28]^2" office:value-type="float" office:value="680614178.60104" calcext:value-type="float">
            <text:p>680614178.6010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7939.82" calcext:value-type="float">
            <text:p>47939.82</text:p>
          </table:table-cell>
          <table:table-cell table:style-name="ce2" table:formula="of:=[.A29]-[.$E$1]" office:value-type="float" office:value="-2646.54330000001" calcext:value-type="float">
            <text:p>-2646.54330000001</text:p>
          </table:table-cell>
          <table:table-cell table:style-name="ce2" table:formula="of:=[.B29]^2" office:value-type="float" office:value="7004191.43877495" calcext:value-type="float">
            <text:p>7004191.4387749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2755.52" calcext:value-type="float">
            <text:p>42755.52</text:p>
          </table:table-cell>
          <table:table-cell table:style-name="ce2" table:formula="of:=[.A30]-[.$E$1]" office:value-type="float" office:value="-7830.84330000002" calcext:value-type="float">
            <text:p>-7830.84330000002</text:p>
          </table:table-cell>
          <table:table-cell table:style-name="ce2" table:formula="of:=[.B30]^2" office:value-type="float" office:value="61322106.7891551" calcext:value-type="float">
            <text:p>61322106.789155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7189.35" calcext:value-type="float">
            <text:p>57189.35</text:p>
          </table:table-cell>
          <table:table-cell table:style-name="ce2" table:formula="of:=[.A31]-[.$E$1]" office:value-type="float" office:value="6602.98669999999" calcext:value-type="float">
            <text:p>6602.98669999999</text:p>
          </table:table-cell>
          <table:table-cell table:style-name="ce2" table:formula="of:=[.B31]^2" office:value-type="float" office:value="43599433.3603767" calcext:value-type="float">
            <text:p>43599433.360376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7216.45" calcext:value-type="float">
            <text:p>37216.45</text:p>
          </table:table-cell>
          <table:table-cell table:style-name="ce2" table:formula="of:=[.A32]-[.$E$1]" office:value-type="float" office:value="-13369.9133" calcext:value-type="float">
            <text:p>-13369.9133</text:p>
          </table:table-cell>
          <table:table-cell table:style-name="ce2" table:formula="of:=[.B32]^2" office:value-type="float" office:value="178754581.649517" calcext:value-type="float">
            <text:p>178754581.64951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4742.99" calcext:value-type="float">
            <text:p>44742.99</text:p>
          </table:table-cell>
          <table:table-cell table:style-name="ce2" table:formula="of:=[.A33]-[.$E$1]" office:value-type="float" office:value="-5843.37330000001" calcext:value-type="float">
            <text:p>-5843.37330000001</text:p>
          </table:table-cell>
          <table:table-cell table:style-name="ce2" table:formula="of:=[.B33]^2" office:value-type="float" office:value="34145011.5231531" calcext:value-type="float">
            <text:p>34145011.523153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7119.04" calcext:value-type="float">
            <text:p>47119.04</text:p>
          </table:table-cell>
          <table:table-cell table:style-name="ce2" table:formula="of:=[.A34]-[.$E$1]" office:value-type="float" office:value="-3467.32330000001" calcext:value-type="float">
            <text:p>-3467.32330000001</text:p>
          </table:table-cell>
          <table:table-cell table:style-name="ce2" table:formula="of:=[.B34]^2" office:value-type="float" office:value="12022330.866723" calcext:value-type="float">
            <text:p>12022330.86672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9269.48" calcext:value-type="float">
            <text:p>59269.48</text:p>
          </table:table-cell>
          <table:table-cell table:style-name="ce2" table:formula="of:=[.A35]-[.$E$1]" office:value-type="float" office:value="8683.11669999999" calcext:value-type="float">
            <text:p>8683.11669999999</text:p>
          </table:table-cell>
          <table:table-cell table:style-name="ce2" table:formula="of:=[.B35]^2" office:value-type="float" office:value="75396515.6258187" calcext:value-type="float">
            <text:p>75396515.625818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3336.8" calcext:value-type="float">
            <text:p>53336.8</text:p>
          </table:table-cell>
          <table:table-cell table:style-name="ce2" table:formula="of:=[.A36]-[.$E$1]" office:value-type="float" office:value="2750.43669999999" calcext:value-type="float">
            <text:p>2750.43669999999</text:p>
          </table:table-cell>
          <table:table-cell table:style-name="ce2" table:formula="of:=[.B36]^2" office:value-type="float" office:value="7564902.04070684" calcext:value-type="float">
            <text:p>7564902.0407068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9719.54" calcext:value-type="float">
            <text:p>39719.54</text:p>
          </table:table-cell>
          <table:table-cell table:style-name="ce2" table:formula="of:=[.A37]-[.$E$1]" office:value-type="float" office:value="-10866.8233" calcext:value-type="float">
            <text:p>-10866.8233</text:p>
          </table:table-cell>
          <table:table-cell table:style-name="ce2" table:formula="of:=[.B37]^2" office:value-type="float" office:value="118087848.633423" calcext:value-type="float">
            <text:p>118087848.63342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9473.2" calcext:value-type="float">
            <text:p>69473.2</text:p>
          </table:table-cell>
          <table:table-cell table:style-name="ce2" table:formula="of:=[.A38]-[.$E$1]" office:value-type="float" office:value="18886.8367" calcext:value-type="float">
            <text:p>18886.8367</text:p>
          </table:table-cell>
          <table:table-cell table:style-name="ce2" table:formula="of:=[.B38]^2" office:value-type="float" office:value="356712600.532466" calcext:value-type="float">
            <text:p>356712600.532466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9831.55" calcext:value-type="float">
            <text:p>39831.55</text:p>
          </table:table-cell>
          <table:table-cell table:style-name="ce2" table:formula="of:=[.A39]-[.$E$1]" office:value-type="float" office:value="-10754.8133" calcext:value-type="float">
            <text:p>-10754.8133</text:p>
          </table:table-cell>
          <table:table-cell table:style-name="ce2" table:formula="of:=[.B39]^2" office:value-type="float" office:value="115666009.117857" calcext:value-type="float">
            <text:p>115666009.11785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8300.7" calcext:value-type="float">
            <text:p>58300.7</text:p>
          </table:table-cell>
          <table:table-cell table:style-name="ce2" table:formula="of:=[.A40]-[.$E$1]" office:value-type="float" office:value="7714.33669999999" calcext:value-type="float">
            <text:p>7714.33669999999</text:p>
          </table:table-cell>
          <table:table-cell table:style-name="ce2" table:formula="of:=[.B40]^2" office:value-type="float" office:value="59510990.7209667" calcext:value-type="float">
            <text:p>59510990.720966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1726.66" calcext:value-type="float">
            <text:p>41726.66</text:p>
          </table:table-cell>
          <table:table-cell table:style-name="ce2" table:formula="of:=[.A41]-[.$E$1]" office:value-type="float" office:value="-8859.70330000001" calcext:value-type="float">
            <text:p>-8859.70330000001</text:p>
          </table:table-cell>
          <table:table-cell table:style-name="ce2" table:formula="of:=[.B41]^2" office:value-type="float" office:value="78494342.564031" calcext:value-type="float">
            <text:p>78494342.56403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0283.35" calcext:value-type="float">
            <text:p>40283.35</text:p>
          </table:table-cell>
          <table:table-cell table:style-name="ce2" table:formula="of:=[.A42]-[.$E$1]" office:value-type="float" office:value="-10303.0133" calcext:value-type="float">
            <text:p>-10303.0133</text:p>
          </table:table-cell>
          <table:table-cell table:style-name="ce2" table:formula="of:=[.B42]^2" office:value-type="float" office:value="106152083.059977" calcext:value-type="float">
            <text:p>106152083.05997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9652.4" calcext:value-type="float">
            <text:p>59652.4</text:p>
          </table:table-cell>
          <table:table-cell table:style-name="ce2" table:formula="of:=[.A43]-[.$E$1]" office:value-type="float" office:value="9066.03669999999" calcext:value-type="float">
            <text:p>9066.03669999999</text:p>
          </table:table-cell>
          <table:table-cell table:style-name="ce2" table:formula="of:=[.B43]^2" office:value-type="float" office:value="82193021.4457467" calcext:value-type="float">
            <text:p>82193021.445746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0326.61" calcext:value-type="float">
            <text:p>40326.61</text:p>
          </table:table-cell>
          <table:table-cell table:style-name="ce2" table:formula="of:=[.A44]-[.$E$1]" office:value-type="float" office:value="-10259.7533" calcext:value-type="float">
            <text:p>-10259.7533</text:p>
          </table:table-cell>
          <table:table-cell table:style-name="ce2" table:formula="of:=[.B44]^2" office:value-type="float" office:value="105262537.776861" calcext:value-type="float">
            <text:p>105262537.77686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8167.31" calcext:value-type="float">
            <text:p>28167.31</text:p>
          </table:table-cell>
          <table:table-cell table:style-name="ce2" table:formula="of:=[.A45]-[.$E$1]" office:value-type="float" office:value="-22419.0533" calcext:value-type="float">
            <text:p>-22419.0533</text:p>
          </table:table-cell>
          <table:table-cell table:style-name="ce2" table:formula="of:=[.B45]^2" office:value-type="float" office:value="502613950.868241" calcext:value-type="float">
            <text:p>502613950.86824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1420.36" calcext:value-type="float">
            <text:p>51420.36</text:p>
          </table:table-cell>
          <table:table-cell table:style-name="ce2" table:formula="of:=[.A46]-[.$E$1]" office:value-type="float" office:value="833.996699999989" calcext:value-type="float">
            <text:p>833.996699999989</text:p>
          </table:table-cell>
          <table:table-cell table:style-name="ce2" table:formula="of:=[.B46]^2" office:value-type="float" office:value="695550.495610871" calcext:value-type="float">
            <text:p>695550.49561087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5294.22" calcext:value-type="float">
            <text:p>55294.22</text:p>
          </table:table-cell>
          <table:table-cell table:style-name="ce2" table:formula="of:=[.A47]-[.$E$1]" office:value-type="float" office:value="4707.85669999999" calcext:value-type="float">
            <text:p>4707.85669999999</text:p>
          </table:table-cell>
          <table:table-cell table:style-name="ce2" table:formula="of:=[.B47]^2" office:value-type="float" office:value="22163914.7077348" calcext:value-type="float">
            <text:p>22163914.707734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8116.14" calcext:value-type="float">
            <text:p>48116.14</text:p>
          </table:table-cell>
          <table:table-cell table:style-name="ce2" table:formula="of:=[.A48]-[.$E$1]" office:value-type="float" office:value="-2470.22330000001" calcext:value-type="float">
            <text:p>-2470.22330000001</text:p>
          </table:table-cell>
          <table:table-cell table:style-name="ce2" table:formula="of:=[.B48]^2" office:value-type="float" office:value="6102003.15186295" calcext:value-type="float">
            <text:p>6102003.1518629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6780.47" calcext:value-type="float">
            <text:p>36780.47</text:p>
          </table:table-cell>
          <table:table-cell table:style-name="ce2" table:formula="of:=[.A49]-[.$E$1]" office:value-type="float" office:value="-13805.8933" calcext:value-type="float">
            <text:p>-13805.8933</text:p>
          </table:table-cell>
          <table:table-cell table:style-name="ce2" table:formula="of:=[.B49]^2" office:value-type="float" office:value="190602689.810985" calcext:value-type="float">
            <text:p>190602689.81098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3628.89" calcext:value-type="float">
            <text:p>53628.89</text:p>
          </table:table-cell>
          <table:table-cell table:style-name="ce2" table:formula="of:=[.A50]-[.$E$1]" office:value-type="float" office:value="3042.52669999999" calcext:value-type="float">
            <text:p>3042.52669999999</text:p>
          </table:table-cell>
          <table:table-cell table:style-name="ce2" table:formula="of:=[.B50]^2" office:value-type="float" office:value="9256968.72021282" calcext:value-type="float">
            <text:p>9256968.72021282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8782.09" calcext:value-type="float">
            <text:p>48782.09</text:p>
          </table:table-cell>
          <table:table-cell table:style-name="ce2" table:formula="of:=[.A51]-[.$E$1]" office:value-type="float" office:value="-1804.27330000002" calcext:value-type="float">
            <text:p>-1804.27330000002</text:p>
          </table:table-cell>
          <table:table-cell table:style-name="ce2" table:formula="of:=[.B51]^2" office:value-type="float" office:value="3255402.14109295" calcext:value-type="float">
            <text:p>3255402.1410929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3615.77" calcext:value-type="float">
            <text:p>33615.77</text:p>
          </table:table-cell>
          <table:table-cell table:style-name="ce2" table:formula="of:=[.A52]-[.$E$1]" office:value-type="float" office:value="-16970.5933" calcext:value-type="float">
            <text:p>-16970.5933</text:p>
          </table:table-cell>
          <table:table-cell table:style-name="ce2" table:formula="of:=[.B52]^2" office:value-type="float" office:value="288001036.954005" calcext:value-type="float">
            <text:p>288001036.95400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1881.34" calcext:value-type="float">
            <text:p>41881.34</text:p>
          </table:table-cell>
          <table:table-cell table:style-name="ce2" table:formula="of:=[.A53]-[.$E$1]" office:value-type="float" office:value="-8705.02330000002" calcext:value-type="float">
            <text:p>-8705.02330000002</text:p>
          </table:table-cell>
          <table:table-cell table:style-name="ce2" table:formula="of:=[.B53]^2" office:value-type="float" office:value="75777430.6535432" calcext:value-type="float">
            <text:p>75777430.6535432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4745.33" calcext:value-type="float">
            <text:p>64745.33</text:p>
          </table:table-cell>
          <table:table-cell table:style-name="ce2" table:formula="of:=[.A54]-[.$E$1]" office:value-type="float" office:value="14158.9667" calcext:value-type="float">
            <text:p>14158.9667</text:p>
          </table:table-cell>
          <table:table-cell table:style-name="ce2" table:formula="of:=[.B54]^2" office:value-type="float" office:value="200476338.011709" calcext:value-type="float">
            <text:p>200476338.01170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3482.58" calcext:value-type="float">
            <text:p>53482.58</text:p>
          </table:table-cell>
          <table:table-cell table:style-name="ce2" table:formula="of:=[.A55]-[.$E$1]" office:value-type="float" office:value="2896.21669999999" calcext:value-type="float">
            <text:p>2896.21669999999</text:p>
          </table:table-cell>
          <table:table-cell table:style-name="ce2" table:formula="of:=[.B55]^2" office:value-type="float" office:value="8388071.17335883" calcext:value-type="float">
            <text:p>8388071.1733588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8838.54" calcext:value-type="float">
            <text:p>48838.54</text:p>
          </table:table-cell>
          <table:table-cell table:style-name="ce2" table:formula="of:=[.A56]-[.$E$1]" office:value-type="float" office:value="-1747.82330000001" calcext:value-type="float">
            <text:p>-1747.82330000001</text:p>
          </table:table-cell>
          <table:table-cell table:style-name="ce2" table:formula="of:=[.B56]^2" office:value-type="float" office:value="3054886.28802293" calcext:value-type="float">
            <text:p>3054886.2880229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7031.73" calcext:value-type="float">
            <text:p>57031.73</text:p>
          </table:table-cell>
          <table:table-cell table:style-name="ce2" table:formula="of:=[.A57]-[.$E$1]" office:value-type="float" office:value="6445.36669999999" calcext:value-type="float">
            <text:p>6445.36669999999</text:p>
          </table:table-cell>
          <table:table-cell table:style-name="ce2" table:formula="of:=[.B57]^2" office:value-type="float" office:value="41542751.8974688" calcext:value-type="float">
            <text:p>41542751.897468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2821.03" calcext:value-type="float">
            <text:p>62821.03</text:p>
          </table:table-cell>
          <table:table-cell table:style-name="ce2" table:formula="of:=[.A58]-[.$E$1]" office:value-type="float" office:value="12234.6667" calcext:value-type="float">
            <text:p>12234.6667</text:p>
          </table:table-cell>
          <table:table-cell table:style-name="ce2" table:formula="of:=[.B58]^2" office:value-type="float" office:value="149687069.260089" calcext:value-type="float">
            <text:p>149687069.26008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0627.78" calcext:value-type="float">
            <text:p>60627.78</text:p>
          </table:table-cell>
          <table:table-cell table:style-name="ce2" table:formula="of:=[.A59]-[.$E$1]" office:value-type="float" office:value="10041.4167" calcext:value-type="float">
            <text:p>10041.4167</text:p>
          </table:table-cell>
          <table:table-cell table:style-name="ce2" table:formula="of:=[.B59]^2" office:value-type="float" office:value="100830049.343039" calcext:value-type="float">
            <text:p>100830049.34303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6568.52" calcext:value-type="float">
            <text:p>46568.52</text:p>
          </table:table-cell>
          <table:table-cell table:style-name="ce2" table:formula="of:=[.A60]-[.$E$1]" office:value-type="float" office:value="-4017.84330000002" calcext:value-type="float">
            <text:p>-4017.84330000002</text:p>
          </table:table-cell>
          <table:table-cell table:style-name="ce2" table:formula="of:=[.B60]^2" office:value-type="float" office:value="16143064.783355" calcext:value-type="float">
            <text:p>16143064.78335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38977.05" calcext:value-type="float">
            <text:p>38977.05</text:p>
          </table:table-cell>
          <table:table-cell table:style-name="ce2" table:formula="of:=[.A61]-[.$E$1]" office:value-type="float" office:value="-11609.3133" calcext:value-type="float">
            <text:p>-11609.3133</text:p>
          </table:table-cell>
          <table:table-cell table:style-name="ce2" table:formula="of:=[.B61]^2" office:value-type="float" office:value="134776155.297557" calcext:value-type="float">
            <text:p>134776155.29755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3250.62" calcext:value-type="float">
            <text:p>43250.62</text:p>
          </table:table-cell>
          <table:table-cell table:style-name="ce2" table:formula="of:=[.A62]-[.$E$1]" office:value-type="float" office:value="-7335.74330000001" calcext:value-type="float">
            <text:p>-7335.74330000001</text:p>
          </table:table-cell>
          <table:table-cell table:style-name="ce2" table:formula="of:=[.B62]^2" office:value-type="float" office:value="53813129.763495" calcext:value-type="float">
            <text:p>53813129.76349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7502.5" calcext:value-type="float">
            <text:p>67502.5</text:p>
          </table:table-cell>
          <table:table-cell table:style-name="ce2" table:formula="of:=[.A63]-[.$E$1]" office:value-type="float" office:value="16916.1367" calcext:value-type="float">
            <text:p>16916.1367</text:p>
          </table:table-cell>
          <table:table-cell table:style-name="ce2" table:formula="of:=[.B63]^2" office:value-type="float" office:value="286155680.853086" calcext:value-type="float">
            <text:p>286155680.853086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4696.18" calcext:value-type="float">
            <text:p>54696.18</text:p>
          </table:table-cell>
          <table:table-cell table:style-name="ce2" table:formula="of:=[.A64]-[.$E$1]" office:value-type="float" office:value="4109.81669999999" calcext:value-type="float">
            <text:p>4109.81669999999</text:p>
          </table:table-cell>
          <table:table-cell table:style-name="ce2" table:formula="of:=[.B64]^2" office:value-type="float" office:value="16890593.3075988" calcext:value-type="float">
            <text:p>16890593.307598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3003.14" calcext:value-type="float">
            <text:p>43003.14</text:p>
          </table:table-cell>
          <table:table-cell table:style-name="ce2" table:formula="of:=[.A65]-[.$E$1]" office:value-type="float" office:value="-7583.22330000001" calcext:value-type="float">
            <text:p>-7583.22330000001</text:p>
          </table:table-cell>
          <table:table-cell table:style-name="ce2" table:formula="of:=[.B65]^2" office:value-type="float" office:value="57505275.6176631" calcext:value-type="float">
            <text:p>57505275.617663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9156.83" calcext:value-type="float">
            <text:p>29156.83</text:p>
          </table:table-cell>
          <table:table-cell table:style-name="ce2" table:formula="of:=[.A66]-[.$E$1]" office:value-type="float" office:value="-21429.5333" calcext:value-type="float">
            <text:p>-21429.5333</text:p>
          </table:table-cell>
          <table:table-cell table:style-name="ce2" table:formula="of:=[.B66]^2" office:value-type="float" office:value="459224897.455809" calcext:value-type="float">
            <text:p>459224897.45580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1230.07" calcext:value-type="float">
            <text:p>61230.07</text:p>
          </table:table-cell>
          <table:table-cell table:style-name="ce2" table:formula="of:=[.A67]-[.$E$1]" office:value-type="float" office:value="10643.7067" calcext:value-type="float">
            <text:p>10643.7067</text:p>
          </table:table-cell>
          <table:table-cell table:style-name="ce2" table:formula="of:=[.B67]^2" office:value-type="float" office:value="113288492.315625" calcext:value-type="float">
            <text:p>113288492.31562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6749.93" calcext:value-type="float">
            <text:p>56749.93</text:p>
          </table:table-cell>
          <table:table-cell table:style-name="ce2" table:formula="of:=[.A68]-[.$E$1]" office:value-type="float" office:value="6163.56669999999" calcext:value-type="float">
            <text:p>6163.56669999999</text:p>
          </table:table-cell>
          <table:table-cell table:style-name="ce2" table:formula="of:=[.B68]^2" office:value-type="float" office:value="37989554.4653488" calcext:value-type="float">
            <text:p>37989554.465348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8373.77" calcext:value-type="float">
            <text:p>48373.77</text:p>
          </table:table-cell>
          <table:table-cell table:style-name="ce2" table:formula="of:=[.A69]-[.$E$1]" office:value-type="float" office:value="-2212.59330000001" calcext:value-type="float">
            <text:p>-2212.59330000001</text:p>
          </table:table-cell>
          <table:table-cell table:style-name="ce2" table:formula="of:=[.B69]^2" office:value-type="float" office:value="4895569.11120496" calcext:value-type="float">
            <text:p>4895569.11120496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2428.26" calcext:value-type="float">
            <text:p>52428.26</text:p>
          </table:table-cell>
          <table:table-cell table:style-name="ce2" table:formula="of:=[.A70]-[.$E$1]" office:value-type="float" office:value="1841.89669999999" calcext:value-type="float">
            <text:p>1841.89669999999</text:p>
          </table:table-cell>
          <table:table-cell table:style-name="ce2" table:formula="of:=[.B70]^2" office:value-type="float" office:value="3392583.45347085" calcext:value-type="float">
            <text:p>3392583.4534708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9961.91" calcext:value-type="float">
            <text:p>29961.91</text:p>
          </table:table-cell>
          <table:table-cell table:style-name="ce2" table:formula="of:=[.A71]-[.$E$1]" office:value-type="float" office:value="-20624.4533" calcext:value-type="float">
            <text:p>-20624.4533</text:p>
          </table:table-cell>
          <table:table-cell table:style-name="ce2" table:formula="of:=[.B71]^2" office:value-type="float" office:value="425368073.923881" calcext:value-type="float">
            <text:p>425368073.92388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4524.28" calcext:value-type="float">
            <text:p>54524.28</text:p>
          </table:table-cell>
          <table:table-cell table:style-name="ce2" table:formula="of:=[.A72]-[.$E$1]" office:value-type="float" office:value="3937.91669999999" calcext:value-type="float">
            <text:p>3937.91669999999</text:p>
          </table:table-cell>
          <table:table-cell table:style-name="ce2" table:formula="of:=[.B72]^2" office:value-type="float" office:value="15507187.9361388" calcext:value-type="float">
            <text:p>15507187.936138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83017.28" calcext:value-type="float">
            <text:p>83017.28</text:p>
          </table:table-cell>
          <table:table-cell table:style-name="ce2" table:formula="of:=[.A73]-[.$E$1]" office:value-type="float" office:value="32430.9167" calcext:value-type="float">
            <text:p>32430.9167</text:p>
          </table:table-cell>
          <table:table-cell table:style-name="ce2" table:formula="of:=[.B73]^2" office:value-type="float" office:value="1051764358.00234" calcext:value-type="float">
            <text:p>1051764358.0023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9290.55" calcext:value-type="float">
            <text:p>49290.55</text:p>
          </table:table-cell>
          <table:table-cell table:style-name="ce2" table:formula="of:=[.A74]-[.$E$1]" office:value-type="float" office:value="-1295.81330000001" calcext:value-type="float">
            <text:p>-1295.81330000001</text:p>
          </table:table-cell>
          <table:table-cell table:style-name="ce2" table:formula="of:=[.B74]^2" office:value-type="float" office:value="1679132.10845691" calcext:value-type="float">
            <text:p>1679132.1084569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6375.66" calcext:value-type="float">
            <text:p>56375.66</text:p>
          </table:table-cell>
          <table:table-cell table:style-name="ce2" table:formula="of:=[.A75]-[.$E$1]" office:value-type="float" office:value="5789.29669999999" calcext:value-type="float">
            <text:p>5789.29669999999</text:p>
          </table:table-cell>
          <table:table-cell table:style-name="ce2" table:formula="of:=[.B75]^2" office:value-type="float" office:value="33515956.2806308" calcext:value-type="float">
            <text:p>33515956.280630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4032.27" calcext:value-type="float">
            <text:p>64032.27</text:p>
          </table:table-cell>
          <table:table-cell table:style-name="ce2" table:formula="of:=[.A76]-[.$E$1]" office:value-type="float" office:value="13445.9067" calcext:value-type="float">
            <text:p>13445.9067</text:p>
          </table:table-cell>
          <table:table-cell table:style-name="ce2" table:formula="of:=[.B76]^2" office:value-type="float" office:value="180792406.985105" calcext:value-type="float">
            <text:p>180792406.98510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2947.6" calcext:value-type="float">
            <text:p>52947.6</text:p>
          </table:table-cell>
          <table:table-cell table:style-name="ce2" table:formula="of:=[.A77]-[.$E$1]" office:value-type="float" office:value="2361.23669999999" calcext:value-type="float">
            <text:p>2361.23669999999</text:p>
          </table:table-cell>
          <table:table-cell table:style-name="ce2" table:formula="of:=[.B77]^2" office:value-type="float" office:value="5575438.75342683" calcext:value-type="float">
            <text:p>5575438.7534268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1210.22" calcext:value-type="float">
            <text:p>61210.22</text:p>
          </table:table-cell>
          <table:table-cell table:style-name="ce2" table:formula="of:=[.A78]-[.$E$1]" office:value-type="float" office:value="10623.8567" calcext:value-type="float">
            <text:p>10623.8567</text:p>
          </table:table-cell>
          <table:table-cell table:style-name="ce2" table:formula="of:=[.B78]^2" office:value-type="float" office:value="112866331.182135" calcext:value-type="float">
            <text:p>112866331.18213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4438.94" calcext:value-type="float">
            <text:p>54438.94</text:p>
          </table:table-cell>
          <table:table-cell table:style-name="ce2" table:formula="of:=[.A79]-[.$E$1]" office:value-type="float" office:value="3852.57669999999" calcext:value-type="float">
            <text:p>3852.57669999999</text:p>
          </table:table-cell>
          <table:table-cell table:style-name="ce2" table:formula="of:=[.B79]^2" office:value-type="float" office:value="14842347.2293828" calcext:value-type="float">
            <text:p>14842347.229382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8825.68" calcext:value-type="float">
            <text:p>48825.68</text:p>
          </table:table-cell>
          <table:table-cell table:style-name="ce2" table:formula="of:=[.A80]-[.$E$1]" office:value-type="float" office:value="-1760.68330000001" calcext:value-type="float">
            <text:p>-1760.68330000001</text:p>
          </table:table-cell>
          <table:table-cell table:style-name="ce2" table:formula="of:=[.B80]^2" office:value-type="float" office:value="3100005.68289893" calcext:value-type="float">
            <text:p>3100005.68289893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4118.71" calcext:value-type="float">
            <text:p>54118.71</text:p>
          </table:table-cell>
          <table:table-cell table:style-name="ce2" table:formula="of:=[.A81]-[.$E$1]" office:value-type="float" office:value="3532.34669999999" calcext:value-type="float">
            <text:p>3532.34669999999</text:p>
          </table:table-cell>
          <table:table-cell table:style-name="ce2" table:formula="of:=[.B81]^2" office:value-type="float" office:value="12477473.2090008" calcext:value-type="float">
            <text:p>12477473.209000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5305.73" calcext:value-type="float">
            <text:p>45305.73</text:p>
          </table:table-cell>
          <table:table-cell table:style-name="ce2" table:formula="of:=[.A82]-[.$E$1]" office:value-type="float" office:value="-5280.63330000001" calcext:value-type="float">
            <text:p>-5280.63330000001</text:p>
          </table:table-cell>
          <table:table-cell table:style-name="ce2" table:formula="of:=[.B82]^2" office:value-type="float" office:value="27885088.049069" calcext:value-type="float">
            <text:p>27885088.04906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2361.59" calcext:value-type="float">
            <text:p>42361.59</text:p>
          </table:table-cell>
          <table:table-cell table:style-name="ce2" table:formula="of:=[.A83]-[.$E$1]" office:value-type="float" office:value="-8224.77330000002" calcext:value-type="float">
            <text:p>-8224.77330000002</text:p>
          </table:table-cell>
          <table:table-cell table:style-name="ce2" table:formula="of:=[.B83]^2" office:value-type="float" office:value="67646895.8363931" calcext:value-type="float">
            <text:p>67646895.836393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2852.52" calcext:value-type="float">
            <text:p>52852.52</text:p>
          </table:table-cell>
          <table:table-cell table:style-name="ce2" table:formula="of:=[.A84]-[.$E$1]" office:value-type="float" office:value="2266.15669999999" calcext:value-type="float">
            <text:p>2266.15669999999</text:p>
          </table:table-cell>
          <table:table-cell table:style-name="ce2" table:formula="of:=[.B84]^2" office:value-type="float" office:value="5135466.18895482" calcext:value-type="float">
            <text:p>5135466.18895482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2933.52" calcext:value-type="float">
            <text:p>62933.52</text:p>
          </table:table-cell>
          <table:table-cell table:style-name="ce2" table:formula="of:=[.A85]-[.$E$1]" office:value-type="float" office:value="12347.1567" calcext:value-type="float">
            <text:p>12347.1567</text:p>
          </table:table-cell>
          <table:table-cell table:style-name="ce2" table:formula="of:=[.B85]^2" office:value-type="float" office:value="152452278.574355" calcext:value-type="float">
            <text:p>152452278.57435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4330.23" calcext:value-type="float">
            <text:p>64330.23</text:p>
          </table:table-cell>
          <table:table-cell table:style-name="ce2" table:formula="of:=[.A86]-[.$E$1]" office:value-type="float" office:value="13743.8667" calcext:value-type="float">
            <text:p>13743.8667</text:p>
          </table:table-cell>
          <table:table-cell table:style-name="ce2" table:formula="of:=[.B86]^2" office:value-type="float" office:value="188893871.867369" calcext:value-type="float">
            <text:p>188893871.86736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8922.74" calcext:value-type="float">
            <text:p>48922.74</text:p>
          </table:table-cell>
          <table:table-cell table:style-name="ce2" table:formula="of:=[.A87]-[.$E$1]" office:value-type="float" office:value="-1663.62330000001" calcext:value-type="float">
            <text:p>-1663.62330000001</text:p>
          </table:table-cell>
          <table:table-cell table:style-name="ce2" table:formula="of:=[.B87]^2" office:value-type="float" office:value="2767642.48430294" calcext:value-type="float">
            <text:p>2767642.4843029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7211.96" calcext:value-type="float">
            <text:p>27211.96</text:p>
          </table:table-cell>
          <table:table-cell table:style-name="ce2" table:formula="of:=[.A88]-[.$E$1]" office:value-type="float" office:value="-23374.4033" calcext:value-type="float">
            <text:p>-23374.4033</text:p>
          </table:table-cell>
          <table:table-cell table:style-name="ce2" table:formula="of:=[.B88]^2" office:value-type="float" office:value="546362729.631052" calcext:value-type="float">
            <text:p>546362729.631052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2409.65" calcext:value-type="float">
            <text:p>62409.65</text:p>
          </table:table-cell>
          <table:table-cell table:style-name="ce2" table:formula="of:=[.A89]-[.$E$1]" office:value-type="float" office:value="11823.2867" calcext:value-type="float">
            <text:p>11823.2867</text:p>
          </table:table-cell>
          <table:table-cell table:style-name="ce2" table:formula="of:=[.B89]^2" office:value-type="float" office:value="139790108.390397" calcext:value-type="float">
            <text:p>139790108.390397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28981.92" calcext:value-type="float">
            <text:p>28981.92</text:p>
          </table:table-cell>
          <table:table-cell table:style-name="ce2" table:formula="of:=[.A90]-[.$E$1]" office:value-type="float" office:value="-21604.4433" calcext:value-type="float">
            <text:p>-21604.4433</text:p>
          </table:table-cell>
          <table:table-cell table:style-name="ce2" table:formula="of:=[.B90]^2" office:value-type="float" office:value="466751970.302915" calcext:value-type="float">
            <text:p>466751970.30291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4913.67" calcext:value-type="float">
            <text:p>64913.67</text:p>
          </table:table-cell>
          <table:table-cell table:style-name="ce2" table:formula="of:=[.A91]-[.$E$1]" office:value-type="float" office:value="14327.3067" calcext:value-type="float">
            <text:p>14327.3067</text:p>
          </table:table-cell>
          <table:table-cell table:style-name="ce2" table:formula="of:=[.B91]^2" office:value-type="float" office:value="205271717.275864" calcext:value-type="float">
            <text:p>205271717.275864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5766" calcext:value-type="float">
            <text:p>55766</text:p>
          </table:table-cell>
          <table:table-cell table:style-name="ce2" table:formula="of:=[.A92]-[.$E$1]" office:value-type="float" office:value="5179.63669999999" calcext:value-type="float">
            <text:p>5179.63669999999</text:p>
          </table:table-cell>
          <table:table-cell table:style-name="ce2" table:formula="of:=[.B92]^2" office:value-type="float" office:value="26828636.3439868" calcext:value-type="float">
            <text:p>26828636.343986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0748.04" calcext:value-type="float">
            <text:p>50748.04</text:p>
          </table:table-cell>
          <table:table-cell table:style-name="ce2" table:formula="of:=[.A93]-[.$E$1]" office:value-type="float" office:value="161.676699999989" calcext:value-type="float">
            <text:p>161.676699999989</text:p>
          </table:table-cell>
          <table:table-cell table:style-name="ce2" table:formula="of:=[.B93]^2" office:value-type="float" office:value="26139.3553228865" calcext:value-type="float">
            <text:p>26139.355322886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3990.34" calcext:value-type="float">
            <text:p>43990.34</text:p>
          </table:table-cell>
          <table:table-cell table:style-name="ce2" table:formula="of:=[.A94]-[.$E$1]" office:value-type="float" office:value="-6596.02330000002" calcext:value-type="float">
            <text:p>-6596.02330000002</text:p>
          </table:table-cell>
          <table:table-cell table:style-name="ce2" table:formula="of:=[.B94]^2" office:value-type="float" office:value="43507523.3741431" calcext:value-type="float">
            <text:p>43507523.374143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1828.33" calcext:value-type="float">
            <text:p>61828.33</text:p>
          </table:table-cell>
          <table:table-cell table:style-name="ce2" table:formula="of:=[.A95]-[.$E$1]" office:value-type="float" office:value="11241.9667" calcext:value-type="float">
            <text:p>11241.9667</text:p>
          </table:table-cell>
          <table:table-cell table:style-name="ce2" table:formula="of:=[.B95]^2" office:value-type="float" office:value="126381815.283909" calcext:value-type="float">
            <text:p>126381815.28390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5434.02" calcext:value-type="float">
            <text:p>45434.02</text:p>
          </table:table-cell>
          <table:table-cell table:style-name="ce2" table:formula="of:=[.A96]-[.$E$1]" office:value-type="float" office:value="-5152.34330000002" calcext:value-type="float">
            <text:p>-5152.34330000002</text:p>
          </table:table-cell>
          <table:table-cell table:style-name="ce2" table:formula="of:=[.B96]^2" office:value-type="float" office:value="26546641.481055" calcext:value-type="float">
            <text:p>26546641.48105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5369.16" calcext:value-type="float">
            <text:p>45369.16</text:p>
          </table:table-cell>
          <table:table-cell table:style-name="ce2" table:formula="of:=[.A97]-[.$E$1]" office:value-type="float" office:value="-5217.20330000001" calcext:value-type="float">
            <text:p>-5217.20330000001</text:p>
          </table:table-cell>
          <table:table-cell table:style-name="ce2" table:formula="of:=[.B97]^2" office:value-type="float" office:value="27219210.273531" calcext:value-type="float">
            <text:p>27219210.273531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4710.71" calcext:value-type="float">
            <text:p>54710.71</text:p>
          </table:table-cell>
          <table:table-cell table:style-name="ce2" table:formula="of:=[.A98]-[.$E$1]" office:value-type="float" office:value="4124.34669999999" calcext:value-type="float">
            <text:p>4124.34669999999</text:p>
          </table:table-cell>
          <table:table-cell table:style-name="ce2" table:formula="of:=[.B98]^2" office:value-type="float" office:value="17010235.7018008" calcext:value-type="float">
            <text:p>17010235.7018008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62222.43" calcext:value-type="float">
            <text:p>62222.43</text:p>
          </table:table-cell>
          <table:table-cell table:style-name="ce2" table:formula="of:=[.A99]-[.$E$1]" office:value-type="float" office:value="11636.0667" calcext:value-type="float">
            <text:p>11636.0667</text:p>
          </table:table-cell>
          <table:table-cell table:style-name="ce2" table:formula="of:=[.B99]^2" office:value-type="float" office:value="135398048.246849" calcext:value-type="float">
            <text:p>135398048.246849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44764.32" calcext:value-type="float">
            <text:p>44764.32</text:p>
          </table:table-cell>
          <table:table-cell table:style-name="ce2" table:formula="of:=[.A100]-[.$E$1]" office:value-type="float" office:value="-5822.04330000001" calcext:value-type="float">
            <text:p>-5822.04330000001</text:p>
          </table:table-cell>
          <table:table-cell table:style-name="ce2" table:formula="of:=[.B100]^2" office:value-type="float" office:value="33896188.187075" calcext:value-type="float">
            <text:p>33896188.187075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 office:value-type="float" office:value="50973.48" calcext:value-type="float">
            <text:p>50973.48</text:p>
          </table:table-cell>
          <table:table-cell table:style-name="ce2" table:formula="of:=[.A101]-[.$E$1]" office:value-type="float" office:value="387.116699999991" calcext:value-type="float">
            <text:p>387.116699999991</text:p>
          </table:table-cell>
          <table:table-cell table:style-name="ce2" table:formula="of:=[.B101]^2" office:value-type="float" office:value="149859.339418883" calcext:value-type="float">
            <text:p>149859.339418883</text:p>
          </table:table-cell>
          <table:table-cell table:style-name="ce2" table:number-columns-repeated="3"/>
          <table:table-cell table:number-columns-repeated="1018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number-columns-repeated="4" table:default-cell-style-name="Default"/>
        <table:table-row table:style-name="ro2">
          <table:table-cell office:value-type="float" office:value="38946" calcext:value-type="float">
            <text:p>38946</text:p>
          </table:table-cell>
          <table:table-cell table:formula="of:=[.A1]-[.$A$12]" office:value-type="float" office:value="-12565.1" calcext:value-type="float">
            <text:p>-12565.1</text:p>
          </table:table-cell>
          <table:table-cell table:formula="of:=[.B1]^2" office:value-type="float" office:value="157881738.01" calcext:value-type="float">
            <text:p>157881738.01</text:p>
          </table:table-cell>
          <table:table-cell/>
        </table:table-row>
        <table:table-row table:style-name="ro2">
          <table:table-cell office:value-type="float" office:value="43420" calcext:value-type="float">
            <text:p>43420</text:p>
          </table:table-cell>
          <table:table-cell table:formula="of:=[.A2]-[.$A$12]" office:value-type="float" office:value="-8091.1" calcext:value-type="float">
            <text:p>-8091.1</text:p>
          </table:table-cell>
          <table:table-cell table:formula="of:=[.B2]^2" office:value-type="float" office:value="65465899.21" calcext:value-type="float">
            <text:p>65465899.21</text:p>
          </table:table-cell>
          <table:table-cell/>
        </table:table-row>
        <table:table-row table:style-name="ro2">
          <table:table-cell office:value-type="float" office:value="49191" calcext:value-type="float">
            <text:p>49191</text:p>
          </table:table-cell>
          <table:table-cell table:formula="of:=[.A3]-[.$A$12]" office:value-type="float" office:value="-2320.1" calcext:value-type="float">
            <text:p>-2320.1</text:p>
          </table:table-cell>
          <table:table-cell table:formula="of:=[.B3]^2" office:value-type="float" office:value="5382864.00999999" calcext:value-type="float">
            <text:p>5382864.00999999</text:p>
          </table:table-cell>
          <table:table-cell/>
        </table:table-row>
        <table:table-row table:style-name="ro2">
          <table:table-cell office:value-type="float" office:value="50430" calcext:value-type="float">
            <text:p>50430</text:p>
          </table:table-cell>
          <table:table-cell table:formula="of:=[.A4]-[.$A$12]" office:value-type="float" office:value="-1081.1" calcext:value-type="float">
            <text:p>-1081.1</text:p>
          </table:table-cell>
          <table:table-cell table:formula="of:=[.B4]^2" office:value-type="float" office:value="1168777.21" calcext:value-type="float">
            <text:p>1168777.21</text:p>
          </table:table-cell>
          <table:table-cell/>
        </table:table-row>
        <table:table-row table:style-name="ro2">
          <table:table-cell office:value-type="float" office:value="50557" calcext:value-type="float">
            <text:p>50557</text:p>
          </table:table-cell>
          <table:table-cell table:formula="of:=[.A5]-[.$A$12]" office:value-type="float" office:value="-954.099999999999" calcext:value-type="float">
            <text:p>-954.099999999999</text:p>
          </table:table-cell>
          <table:table-cell table:formula="of:=[.B5]^2" office:value-type="float" office:value="910306.809999997" calcext:value-type="float">
            <text:p>910306.809999997</text:p>
          </table:table-cell>
          <table:table-cell/>
        </table:table-row>
        <table:table-row table:style-name="ro2">
          <table:table-cell office:value-type="float" office:value="52580" calcext:value-type="float">
            <text:p>52580</text:p>
          </table:table-cell>
          <table:table-cell table:formula="of:=[.A6]-[.$A$12]" office:value-type="float" office:value="1068.9" calcext:value-type="float">
            <text:p>1068.9</text:p>
          </table:table-cell>
          <table:table-cell table:formula="of:=[.B6]^2" office:value-type="float" office:value="1142547.21" calcext:value-type="float">
            <text:p>1142547.21</text:p>
          </table:table-cell>
          <table:table-cell/>
        </table:table-row>
        <table:table-row table:style-name="ro2">
          <table:table-cell office:value-type="float" office:value="53595" calcext:value-type="float">
            <text:p>53595</text:p>
          </table:table-cell>
          <table:table-cell table:formula="of:=[.A7]-[.$A$12]" office:value-type="float" office:value="2083.9" calcext:value-type="float">
            <text:p>2083.9</text:p>
          </table:table-cell>
          <table:table-cell table:formula="of:=[.B7]^2" office:value-type="float" office:value="4342639.21000001" calcext:value-type="float">
            <text:p>4342639.21000001</text:p>
          </table:table-cell>
          <table:table-cell/>
        </table:table-row>
        <table:table-row table:style-name="ro2">
          <table:table-cell office:value-type="float" office:value="54135" calcext:value-type="float">
            <text:p>54135</text:p>
          </table:table-cell>
          <table:table-cell table:formula="of:=[.A8]-[.$A$12]" office:value-type="float" office:value="2623.9" calcext:value-type="float">
            <text:p>2623.9</text:p>
          </table:table-cell>
          <table:table-cell table:formula="of:=[.B8]^2" office:value-type="float" office:value="6884851.21000001" calcext:value-type="float">
            <text:p>6884851.21000001</text:p>
          </table:table-cell>
          <table:table-cell/>
        </table:table-row>
        <table:table-row table:style-name="ro2">
          <table:table-cell office:value-type="float" office:value="60181" calcext:value-type="float">
            <text:p>60181</text:p>
          </table:table-cell>
          <table:table-cell table:formula="of:=[.A9]-[.$A$12]" office:value-type="float" office:value="8669.9" calcext:value-type="float">
            <text:p>8669.9</text:p>
          </table:table-cell>
          <table:table-cell table:formula="of:=[.B9]^2" office:value-type="float" office:value="75167166.01" calcext:value-type="float">
            <text:p>75167166.01</text:p>
          </table:table-cell>
          <table:table-cell/>
        </table:table-row>
        <table:table-row table:style-name="ro2">
          <table:table-cell office:value-type="float" office:value="62076" calcext:value-type="float">
            <text:p>62076</text:p>
          </table:table-cell>
          <table:table-cell table:formula="of:=[.A10]-[.$A$12]" office:value-type="float" office:value="10564.9" calcext:value-type="float">
            <text:p>10564.9</text:p>
          </table:table-cell>
          <table:table-cell table:formula="of:=[.B10]^2" office:value-type="float" office:value="111617112.01" calcext:value-type="float">
            <text:p>111617112.0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formula="of:=AVERAGE([.A1:.A10])" office:value-type="float" office:value="51511.1" calcext:value-type="float">
            <text:p>51511.1</text:p>
          </table:table-cell>
          <table:table-cell office:value-type="string" calcext:value-type="string">
            <text:p>← mean</text:p>
          </table:table-cell>
          <table:table-cell table:formula="of:=AVERAGE([.C1:.C10])" office:value-type="float" office:value="42996390.09" calcext:value-type="float">
            <text:p>42996390.09</text:p>
          </table:table-cell>
          <table:table-cell office:value-type="string" calcext:value-type="string">
            <text:p>← variation</text:p>
          </table:table-cell>
        </table:table-row>
        <table:table-row table:style-name="ro2">
          <table:table-cell table:number-columns-repeated="2"/>
          <table:table-cell table:formula="of:=SQRT([.C12])" office:value-type="float" office:value="6557.16326546777" calcext:value-type="float">
            <text:p>6557.16326546777</text:p>
          </table:table-cell>
          <table:table-cell office:value-type="string" calcext:value-type="string">
            <text:p>← std.div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office:value-type="float" office:value="15" calcext:value-type="float">
            <text:p>15</text:p>
          </table:table-cell>
          <table:table-cell table:formula="of:=[.A1]-[.$A$11]" office:value-type="float" office:value="-4.44444444444444" calcext:value-type="float">
            <text:p>-4.44444444444444</text:p>
          </table:table-cell>
          <table:table-cell table:formula="of:=[.B1]^2" office:value-type="float" office:value="19.7530864197531" calcext:value-type="float">
            <text:p>19.753086419753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2]-[.$A$11]" office:value-type="float" office:value="-2.44444444444444" calcext:value-type="float">
            <text:p>-2.44444444444444</text:p>
          </table:table-cell>
          <table:table-cell table:formula="of:=[.B2]^2" office:value-type="float" office:value="5.9753086419753" calcext:value-type="float">
            <text:p>5.975308641975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]-[.$A$11]" office:value-type="float" office:value="-1.44444444444444" calcext:value-type="float">
            <text:p>-1.44444444444444</text:p>
          </table:table-cell>
          <table:table-cell table:formula="of:=[.B3]^2" office:value-type="float" office:value="2.08641975308642" calcext:value-type="float">
            <text:p>2.0864197530864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]-[.$A$11]" office:value-type="float" office:value="-1.44444444444444" calcext:value-type="float">
            <text:p>-1.44444444444444</text:p>
          </table:table-cell>
          <table:table-cell table:formula="of:=[.B4]^2" office:value-type="float" office:value="2.08641975308642" calcext:value-type="float">
            <text:p>2.0864197530864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5]-[.$A$11]" office:value-type="float" office:value="0.555555555555557" calcext:value-type="float">
            <text:p>0.555555555555557</text:p>
          </table:table-cell>
          <table:table-cell table:formula="of:=[.B5]^2" office:value-type="float" office:value="0.308641975308644" calcext:value-type="float">
            <text:p>0.30864197530864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6]-[.$A$11]" office:value-type="float" office:value="1.55555555555556" calcext:value-type="float">
            <text:p>1.55555555555556</text:p>
          </table:table-cell>
          <table:table-cell table:formula="of:=[.B6]^2" office:value-type="float" office:value="2.41975308641976" calcext:value-type="float">
            <text:p>2.419753086419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7]-[.$A$11]" office:value-type="float" office:value="1.55555555555556" calcext:value-type="float">
            <text:p>1.55555555555556</text:p>
          </table:table-cell>
          <table:table-cell table:formula="of:=[.B7]^2" office:value-type="float" office:value="2.41975308641976" calcext:value-type="float">
            <text:p>2.419753086419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8]-[.$A$11]" office:value-type="float" office:value="2.55555555555556" calcext:value-type="float">
            <text:p>2.55555555555556</text:p>
          </table:table-cell>
          <table:table-cell table:formula="of:=[.B8]^2" office:value-type="float" office:value="6.53086419753087" calcext:value-type="float">
            <text:p>6.5308641975308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9]-[.$A$11]" office:value-type="float" office:value="3.55555555555556" calcext:value-type="float">
            <text:p>3.55555555555556</text:p>
          </table:table-cell>
          <table:table-cell table:formula="of:=[.B9]^2" office:value-type="float" office:value="12.641975308642" calcext:value-type="float">
            <text:p>12.64197530864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formula="of:=AVERAGE([.A1:.A9])" office:value-type="float" office:value="19.4444444444444" calcext:value-type="float">
            <text:p>19.4444444444444</text:p>
          </table:table-cell>
          <table:table-cell/>
          <table:table-cell table:formula="of:=AVERAGE([.C1:.C9])" office:value-type="float" office:value="6.02469135802469" calcext:value-type="float">
            <text:p>6.02469135802469</text:p>
          </table:table-cell>
        </table:table-row>
        <table:table-row table:style-name="ro2">
          <table:table-cell table:number-columns-repeated="2"/>
          <table:table-cell table:formula="of:=SQRT([.C11])" office:value-type="float" office:value="2.45452467048606" calcext:value-type="float">
            <text:p>2.45452467048606</text:p>
          </table:table-cell>
        </table:table-row>
      </table:table>
      <table:named-expressions/>
      <table:database-ranges>
        <table:database-range table:name="__Anonymous_Sheet_DB__2" table:target-range-address="Sheet3.A1:Sheet3.A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21:46:27.86359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7-12-10T22:06:23.814962512</dc:date>
    <dc:creator>Sudaraka Wijesinghe</dc:creator>
    <meta:editing-duration>PT9M27S</meta:editing-duration>
    <meta:editing-cycles>5</meta:editing-cycles>
    <meta:document-statistic meta:table-count="3" meta:cell-count="372" meta:object-count="0"/>
  </office:meta>
</office:document-meta>
</file>